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0.817cm"/>
    </style:style>
    <style:style style:name="co3" style:family="table-column">
      <style:table-column-properties fo:break-before="auto" style:column-width="1.693cm"/>
    </style:style>
    <style:style style:name="ro1" style:family="table-row">
      <style:table-row-properties style:row-height="0.512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/>
      <table:table table:name="z22-203" table:style-name="ta1">
        <table:table-column table:style-name="co1" table:number-columns-repeated="2" table:default-cell-style-name="ce6"/>
        <table:table-column table:style-name="co2" table:default-cell-style-name="ce6"/>
        <table:table-column table:style-name="co2" table:number-columns-repeated="2" table:default-cell-style-name="Default"/>
        <table:table-column table:style-name="co3" table:number-columns-repeated="16379" table:default-cell-style-name="Default"/>
        <table:table-row table:style-name="ro1">
          <table:table-cell table:number-columns-repeated="2" table:style-name="ce5"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6378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6" calcext:value-type="float">
            <text:p>16</text:p>
          </table:table-cell>
          <table:table-cell table:formula="of:=MAX(VLOOKUP([.C2];[.A:.F];6;0);VLOOKUP([.D2];[.A:.F];6;0);VLOOKUP([.E2];[.A:.F];6;0))+[.B2]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3];[.A:.F];6;0);VLOOKUP([.D3];[.A:.F];6;0);VLOOKUP([.E3];[.A:.F];6;0))+[.B3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8" calcext:value-type="float">
            <text:p>18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string" calcext:value-type="string">
            <text:p>0</text:p>
          </table:table-cell>
          <table:table-cell table:formula="of:=MAX(VLOOKUP([.C4];[.A:.F];6;0);VLOOKUP([.D4];[.A:.F];6;0);VLOOKUP([.E4];[.A:.F];6;0))+[.B4]" office:value-type="float" office:value="23" calcext:value-type="float">
            <text:p>23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0</text:p>
          </table:table-cell>
          <table:table-cell table:formula="of:=MAX(VLOOKUP([.C5];[.A:.F];6;0);VLOOKUP([.D5];[.A:.F];6;0);VLOOKUP([.E5];[.A:.F];6;0))+[.B5]" office:value-type="float" office:value="10" calcext:value-type="float">
            <text:p>10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8" calcext:value-type="float">
            <text:p>8</text:p>
          </table:table-cell>
          <table:table-cell table:formula="of:=MAX(VLOOKUP([.C6];[.A:.F];6;0);VLOOKUP([.D6];[.A:.F];6;0);VLOOKUP([.E6];[.A:.F];6;0))+[.B6]" office:value-type="float" office:value="25" calcext:value-type="float">
            <text:p>25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formula="of:=MAX(VLOOKUP([.C7];[.A:.F];6;0);VLOOKUP([.D7];[.A:.F];6;0);VLOOKUP([.E7];[.A:.F];6;0))+[.B7]"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4" calcext:value-type="float">
            <text:p>24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8];[.A:.F];6;0);VLOOKUP([.D8];[.A:.F];6;0);VLOOKUP([.E8];[.A:.F];6;0))+[.B8]" office:value-type="float" office:value="12" calcext:value-type="float">
            <text:p>12</text:p>
          </table:table-cell>
          <table:table-cell table:number-columns-repeated="1637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0</text:p>
          </table:table-cell>
          <table:table-cell table:formula="of:=MAX(VLOOKUP([.C9];[.A:.F];6;0);VLOOKUP([.D9];[.A:.F];6;0);VLOOKUP([.E9];[.A:.F];6;0))+[.B9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string" calcext:value-type="string">
            <text:p>0</text:p>
          </table:table-cell>
          <table:table-cell table:formula="of:=MAX(VLOOKUP([.C10];[.A:.F];6;0);VLOOKUP([.D10];[.A:.F];6;0);VLOOKUP([.E10];[.A:.F];6;0))+[.B10]" office:value-type="float" office:value="17" calcext:value-type="float">
            <text:p>17</text:p>
          </table:table-cell>
          <table:table-cell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string" calcext:value-type="string">
            <text:p>0</text:p>
          </table:table-cell>
          <table:table-cell table:formula="of:=MAX(VLOOKUP([.C11];[.A:.F];6;0);VLOOKUP([.D11];[.A:.F];6;0);VLOOKUP([.E11];[.A:.F];6;0))+[.B11]" office:value-type="float" office:value="7" calcext:value-type="float">
            <text:p>7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0" calcext:value-type="float">
            <text:p>1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2" calcext:value-type="float">
            <text:p>22</text:p>
          </table:table-cell>
          <table:table-cell table:formula="of:=MAX(VLOOKUP([.C12];[.A:.F];6;0);VLOOKUP([.D12];[.A:.F];6;0);VLOOKUP([.E12];[.A:.F];6;0))+[.B12]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7" calcext:value-type="float">
            <text:p>17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3];[.A:.F];6;0);VLOOKUP([.D13];[.A:.F];6;0);VLOOKUP([.E13];[.A:.F];6;0))+[.B13]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4];[.A:.F];6;0);VLOOKUP([.D14];[.A:.F];6;0);VLOOKUP([.E14];[.A:.F];6;0))+[.B14]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5];[.A:.F];6;0);VLOOKUP([.D15];[.A:.F];6;0);VLOOKUP([.E15];[.A:.F];6;0))+[.B15]" office:value-type="float" office:value="11" calcext:value-type="float">
            <text:p>11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9" calcext:value-type="float">
            <text:p>9</text:p>
          </table:table-cell>
          <table:table-cell table:formula="of:=MAX(VLOOKUP([.C16];[.A:.F];6;0);VLOOKUP([.D16];[.A:.F];6;0);VLOOKUP([.E16];[.A:.F];6;0))+[.B16]" office:value-type="float" office:value="23" calcext:value-type="float">
            <text:p>23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formula="of:=MAX(VLOOKUP([.C17];[.A:.F];6;0);VLOOKUP([.D17];[.A:.F];6;0);VLOOKUP([.E17];[.A:.F];6;0))+[.B17]" office:value-type="float" office:value="16" calcext:value-type="float">
            <text:p>16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18];[.A:.F];6;0);VLOOKUP([.D18];[.A:.F];6;0);VLOOKUP([.E18];[.A:.F];6;0))+[.B18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22" calcext:value-type="float">
            <text:p>2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string" calcext:value-type="string">
            <text:p>0</text:p>
          </table:table-cell>
          <table:table-cell table:formula="of:=MAX(VLOOKUP([.C19];[.A:.F];6;0);VLOOKUP([.D19];[.A:.F];6;0);VLOOKUP([.E19];[.A:.F];6;0))+[.B19]" office:value-type="float" office:value="14" calcext:value-type="float">
            <text:p>14</text:p>
          </table:table-cell>
          <table:table-cell table:number-columns-repeated="1637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0];[.A:.F];6;0);VLOOKUP([.D20];[.A:.F];6;0);VLOOKUP([.E20];[.A:.F];6;0))+[.B20]" office:value-type="float" office:value="15" calcext:value-type="float">
            <text:p>15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" calcext:value-type="float">
            <text:p>8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1];[.A:.F];6;0);VLOOKUP([.D21];[.A:.F];6;0);VLOOKUP([.E21];[.A:.F];6;0))+[.B21]" office:value-type="float" office:value="13" calcext:value-type="float">
            <text:p>13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2];[.A:.F];6;0);VLOOKUP([.D22];[.A:.F];6;0);VLOOKUP([.E22];[.A:.F];6;0))+[.B22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3];[.A:.F];6;0);VLOOKUP([.D23];[.A:.F];6;0);VLOOKUP([.E23];[.A:.F];6;0))+[.B23]" office:value-type="float" office:value="5" calcext:value-type="float">
            <text:p>5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25" calcext:value-type="float">
            <text:p>2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string" calcext:value-type="string">
            <text:p>0</text:p>
          </table:table-cell>
          <table:table-cell table:formula="of:=MAX(VLOOKUP([.C24];[.A:.F];6;0);VLOOKUP([.D24];[.A:.F];6;0);VLOOKUP([.E24];[.A:.F];6;0))+[.B24]" office:value-type="float" office:value="22" calcext:value-type="float">
            <text:p>22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2" calcext:value-type="float">
            <text:p>22</text:p>
          </table:table-cell>
          <table:table-cell table:formula="of:=MAX(VLOOKUP([.C25];[.A:.F];6;0);VLOOKUP([.D25];[.A:.F];6;0);VLOOKUP([.E25];[.A:.F];6;0))+[.B25]" office:value-type="float" office:value="9" calcext:value-type="float">
            <text:p>9</text:p>
          </table:table-cell>
          <table:table-cell table:number-columns-repeated="1637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2" table:style-name="ce7" office:value-type="string" calcext:value-type="string">
            <text:p>0</text:p>
          </table:table-cell>
          <table:table-cell table:formula="of:=MAX(VLOOKUP([.C26];[.A:.F];6;0);VLOOKUP([.D26];[.A:.F];6;0);VLOOKUP([.E26];[.A:.F];6;0))+[.B26]" office:value-type="float" office:value="16" calcext:value-type="float">
            <text:p>16</text:p>
          </table:table-cell>
          <table:table-cell table:number-columns-repeated="16378"/>
        </table:table-row>
        <table:table-row table:style-name="ro3" table:number-rows-repeated="1048549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alibri Light" svg:font-family="'Calibri Light'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 style:data-style-name="N0">
      <style:table-cell-properties fo:border-bottom="2.49pt solid #4472c4" fo:border-left="none" fo:border-right="none" fo:border-top="none"/>
      <style:text-properties fo:color="#44546a" fo:font-size="15pt" fo:font-weight="bold" style:font-size-asian="15pt" style:font-weight-asian="bold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2.49pt solid #a2b9e2" fo:border-left="none" fo:border-right="none" fo:border-top="none"/>
      <style:text-properties fo:color="#44546a" fo:font-size="13pt" fo:font-weight="bold" style:font-size-asian="13pt" style:font-weight-asian="bold" style:font-size-complex="13pt" style:font-weight-complex="bold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Default" style:data-style-name="N0">
      <style:table-cell-properties fo:background-color="#ffffcc" fo:border="0.06pt solid #b2b2b2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2_0_25__20_-_20_Акцент1" style:display-name="20% - Акцент1" style:family="table-cell" style:parent-style-name="Default" style:data-style-name="N0">
      <style:table-cell-properties fo:background-color="#d9e2f3"/>
    </style:style>
    <style:style style:name="_32_0_25__20_-_20_Акцент2" style:display-name="20% - Акцент2" style:family="table-cell" style:parent-style-name="Default" style:data-style-name="N0">
      <style:table-cell-properties fo:background-color="#fbe4d5"/>
    </style:style>
    <style:style style:name="_32_0_25__20_-_20_Акцент3" style:display-name="20% - Акцент3" style:family="table-cell" style:parent-style-name="Default" style:data-style-name="N0">
      <style:table-cell-properties fo:background-color="#ededed"/>
    </style:style>
    <style:style style:name="_32_0_25__20_-_20_Акцент4" style:display-name="20% - Акцент4" style:family="table-cell" style:parent-style-name="Default" style:data-style-name="N0">
      <style:table-cell-properties fo:background-color="#fff3cb"/>
    </style:style>
    <style:style style:name="_32_0_25__20_-_20_Акцент5" style:display-name="20% - Акцент5" style:family="table-cell" style:parent-style-name="Default" style:data-style-name="N0">
      <style:table-cell-properties fo:background-color="#deebf6"/>
    </style:style>
    <style:style style:name="_32_0_25__20_-_20_Акцент6" style:display-name="20% - Акцент6" style:family="table-cell" style:parent-style-name="Default" style:data-style-name="N0">
      <style:table-cell-properties fo:background-color="#e2efd9"/>
    </style:style>
    <style:style style:name="_34_0_25__20_-_20_Акцент1" style:display-name="40% - Акцент1" style:family="table-cell" style:parent-style-name="Default" style:data-style-name="N0">
      <style:table-cell-properties fo:background-color="#b3c6e7"/>
    </style:style>
    <style:style style:name="_34_0_25__20_-_20_Акцент2" style:display-name="40% - Акцент2" style:family="table-cell" style:parent-style-name="Default" style:data-style-name="N0">
      <style:table-cell-properties fo:background-color="#f8cbac"/>
    </style:style>
    <style:style style:name="_34_0_25__20_-_20_Акцент3" style:display-name="40% - Акцент3" style:family="table-cell" style:parent-style-name="Default" style:data-style-name="N0">
      <style:table-cell-properties fo:background-color="#dbdbdb"/>
    </style:style>
    <style:style style:name="_34_0_25__20_-_20_Акцент4" style:display-name="40% - Акцент4" style:family="table-cell" style:parent-style-name="Default" style:data-style-name="N0">
      <style:table-cell-properties fo:background-color="#ffe799"/>
    </style:style>
    <style:style style:name="_34_0_25__20_-_20_Акцент5" style:display-name="40% - Акцент5" style:family="table-cell" style:parent-style-name="Default" style:data-style-name="N0">
      <style:table-cell-properties fo:background-color="#bcd6ee"/>
    </style:style>
    <style:style style:name="_34_0_25__20_-_20_Акцент6" style:display-name="40% - Акцент6" style:family="table-cell" style:parent-style-name="Default" style:data-style-name="N0">
      <style:table-cell-properties fo:background-color="#c5e0b2"/>
    </style:style>
    <style:style style:name="_36_0_25__20_-_20_Акцент1" style:display-name="60% - Акцент1" style:family="table-cell" style:parent-style-name="Default" style:data-style-name="N0">
      <style:table-cell-properties fo:background-color="#8eaadc"/>
    </style:style>
    <style:style style:name="_36_0_25__20_-_20_Акцент2" style:display-name="60% - Акцент2" style:family="table-cell" style:parent-style-name="Default" style:data-style-name="N0">
      <style:table-cell-properties fo:background-color="#f4b082"/>
    </style:style>
    <style:style style:name="_36_0_25__20_-_20_Акцент3" style:display-name="60% - Акцент3" style:family="table-cell" style:parent-style-name="Default" style:data-style-name="N0">
      <style:table-cell-properties fo:background-color="#c9c9c9"/>
    </style:style>
    <style:style style:name="_36_0_25__20_-_20_Акцент4" style:display-name="60% - Акцент4" style:family="table-cell" style:parent-style-name="Default" style:data-style-name="N0">
      <style:table-cell-properties fo:background-color="#ffda65"/>
    </style:style>
    <style:style style:name="_36_0_25__20_-_20_Акцент5" style:display-name="60% - Акцент5" style:family="table-cell" style:parent-style-name="Default" style:data-style-name="N0">
      <style:table-cell-properties fo:background-color="#9cc3e6"/>
    </style:style>
    <style:style style:name="_36_0_25__20_-_20_Акцент6" style:display-name="60% - Акцент6" style:family="table-cell" style:parent-style-name="Default" style:data-style-name="N0">
      <style:table-cell-properties fo:background-color="#a9d18d"/>
    </style:style>
    <style:style style:name="Акцент1" style:family="table-cell" style:parent-style-name="Default" style:data-style-name="N0">
      <style:table-cell-properties fo:background-color="#4472c4"/>
      <style:text-properties fo:color="#ffffff"/>
    </style:style>
    <style:style style:name="Акцент2" style:family="table-cell" style:parent-style-name="Default" style:data-style-name="N0">
      <style:table-cell-properties fo:background-color="#ed7d31"/>
      <style:text-properties fo:color="#ffffff"/>
    </style:style>
    <style:style style:name="Акцент3" style:family="table-cell" style:parent-style-name="Default" style:data-style-name="N0">
      <style:table-cell-properties fo:background-color="#a5a5a5"/>
      <style:text-properties fo:color="#ffffff"/>
    </style:style>
    <style:style style:name="Акцент4" style:family="table-cell" style:parent-style-name="Default" style:data-style-name="N0">
      <style:table-cell-properties fo:background-color="#ffc000"/>
      <style:text-properties fo:color="#ffffff"/>
    </style:style>
    <style:style style:name="Акцент5" style:family="table-cell" style:parent-style-name="Default" style:data-style-name="N0">
      <style:table-cell-properties fo:background-color="#5b9bd5"/>
      <style:text-properties fo:color="#ffffff"/>
    </style:style>
    <style:style style:name="Акцент6" style:family="table-cell" style:parent-style-name="Default" style:data-style-name="N0">
      <style:table-cell-properties fo:background-color="#70ad47"/>
      <style:text-properties fo:color="#ffffff"/>
    </style:style>
    <style:style style:name="Ввод_20_" style:display-name="Ввод " style:family="table-cell" style:parent-style-name="Default" style:data-style-name="N0">
      <style:table-cell-properties fo:background-color="#ffcc99" fo:border="0.06pt solid #7f7f7f"/>
      <style:text-properties fo:color="#3f3f76"/>
    </style:style>
    <style:style style:name="Вывод" style:family="table-cell" style:parent-style-name="Default" style:data-style-name="N0">
      <style:table-cell-properties fo:background-color="#f2f2f2" fo:border="0.06pt solid #3f3f3f"/>
      <style:text-properties fo:color="#3f3f3f" fo:font-weight="bold" style:font-weight-asian="bold" style:font-weight-complex="bold"/>
    </style:style>
    <style:style style:name="Вычисление" style:family="table-cell" style:parent-style-name="Default" style:data-style-name="N0">
      <style:table-cell-properties fo:background-color="#f2f2f2" fo:border="0.06pt solid #7f7f7f"/>
      <style:text-properties fo:color="#fa7d00" fo:font-weight="bold" style:font-weight-asian="bold" style:font-weight-complex="bold"/>
    </style:style>
    <style:style style:name="Заголовок_20_3" style:display-name="Заголовок 3" style:family="table-cell" style:parent-style-name="Default" style:data-style-name="N0">
      <style:table-cell-properties fo:border-bottom="2.01pt solid #8eaadc" fo:border-left="none" fo:border-right="none" fo:border-top="none"/>
      <style:text-properties fo:color="#44546a" fo:font-weight="bold" style:font-weight-asian="bold" style:font-weight-complex="bold"/>
    </style:style>
    <style:style style:name="Заголовок_20_4" style:display-name="Заголовок 4" style:family="table-cell" style:parent-style-name="Default" style:data-style-name="N0">
      <style:text-properties fo:color="#44546a" fo:font-weight="bold" style:font-weight-asian="bold" style:font-weight-complex="bold"/>
    </style:style>
    <style:style style:name="Итог" style:family="table-cell" style:parent-style-name="Default" style:data-style-name="N0">
      <style:table-cell-properties fo:border-bottom="0.06pt solid #4472c4" fo:border-left="none" fo:border-right="none" fo:border-top="0.06pt solid #4472c4"/>
      <style:text-properties fo:font-weight="bold" style:font-weight-asian="bold" style:font-weight-complex="bold"/>
    </style:style>
    <style:style style:name="Контрольная_20_ячейка" style:display-name="Контрольная ячейка" style:family="table-cell" style:parent-style-name="Default" style:data-style-name="N0">
      <style:table-cell-properties fo:background-color="#a5a5a5" fo:border="0.06pt solid #3f3f3f"/>
      <style:text-properties fo:color="#ffffff" fo:font-weight="bold" style:font-weight-asian="bold" style:font-weight-complex="bold"/>
    </style:style>
    <style:style style:name="Название" style:family="table-cell" style:parent-style-name="Default" style:data-style-name="N0">
      <style:text-properties fo:color="#44546a" style:font-name="Calibri Light" fo:font-family="'Calibri Light'" fo:font-size="18pt" style:font-name-asian="Calibri Light" style:font-family-asian="'Calibri Light'" style:font-size-asian="18pt" style:font-name-complex="Calibri Light" style:font-family-complex="'Calibri Light'" style:font-size-complex="18pt"/>
    </style:style>
    <style:style style:name="Нейтральный" style:family="table-cell" style:parent-style-name="Default" style:data-style-name="N0">
      <style:table-cell-properties fo:background-color="#ffeb9c"/>
      <style:text-properties fo:color="#9c5700"/>
    </style:style>
    <style:style style:name="Плохой" style:family="table-cell" style:parent-style-name="Default" style:data-style-name="N0">
      <style:table-cell-properties fo:background-color="#ffc7ce"/>
      <style:text-properties fo:color="#9c0006"/>
    </style:style>
    <style:style style:name="Пояснение" style:family="table-cell" style:parent-style-name="Default" style:data-style-name="N0">
      <style:text-properties fo:color="#7f7f7f" fo:font-style="italic" style:font-style-asian="italic" style:font-style-complex="italic"/>
    </style:style>
    <style:style style:name="Связанная_20_ячейка" style:display-name="Связанная ячейка" style:family="table-cell" style:parent-style-name="Default" style:data-style-name="N0">
      <style:table-cell-properties fo:border-bottom="0.06pt solid #ff8001" fo:border-left="none" fo:border-right="none" fo:border-top="none"/>
      <style:text-properties fo:color="#fa7d00"/>
    </style:style>
    <style:style style:name="Текст_20_предупреждения" style:display-name="Текст предупреждения" style:family="table-cell" style:parent-style-name="Default" style:data-style-name="N0">
      <style:text-properties fo:color="#ff0000"/>
    </style:style>
    <style:style style:name="Хороший" style:family="table-cell" style:parent-style-name="Default" style:data-style-name="N0">
      <style:table-cell-properties fo:background-color="#c6efce"/>
      <style:text-properties fo:color="#0061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.00.0000</text:date>, <text:time style:data-style-name="N2" text:time-value="17:29:51.35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meta:initial-creator>Denis M. Ushakov</meta:initial-creator>
    <meta:creation-date>2025-07-12T17:36:23Z</meta:creation-date>
    <dc:date>2025-12-17T17:39:22.796000000</dc:date>
    <meta:editing-duration>PT9M40S</meta:editing-duration>
    <meta:editing-cycles>2</meta:editing-cycles>
    <meta:document-statistic meta:table-count="1" meta:cell-count="156" meta:object-count="0"/>
  </office:meta>
</office:document-meta>
</file>